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Helvetica Neue Light', 'Helvetica Neue', Helvetica, Arial, 'Lucida Grande', sans-serif"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0.4335in"/>
        </style:tab-stops>
      </style:paragraph-properties>
    </style:style>
    <style:style style:name="P2" style:family="paragraph" style:parent-style-name="Standard">
      <style:text-properties officeooo:paragraph-rsid="001f51c7"/>
    </style:style>
    <style:style style:name="P3"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style>
    <style:style style:name="P4"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officeooo:paragraph-rsid="001f51c7"/>
    </style:style>
    <style:style style:name="P5"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fo:font-weight="normal" officeooo:rsid="001f51c7" officeooo:paragraph-rsid="001f51c7" style:font-weight-asian="normal" style:font-weight-complex="normal"/>
    </style:style>
    <style:style style:name="P6" style:family="paragraph" style:parent-style-name="Standard">
      <style:paragraph-properties fo:margin-left="0in" fo:margin-right="0in" fo:margin-top="0in" fo:margin-bottom="0in" loext:contextual-spacing="false" fo:line-height="0.1917in" fo:text-align="start"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0.1917in" fo:text-align="start" style:justify-single-word="false" fo:text-indent="0in" style:auto-text-indent="false"/>
      <style:text-properties fo:color="#00000a" style:font-name="Calibri" fo:font-size="11pt" fo:letter-spacing="normal" style:font-name-asian="Calibri1" style:font-size-asian="11pt" style:font-name-complex="Calibri1"/>
    </style:style>
    <style:style style:name="P8" style:family="paragraph" style:parent-style-name="Standard">
      <style:paragraph-properties fo:margin-left="0in" fo:margin-right="0in" fo:margin-top="0in" fo:margin-bottom="0in" loext:contextual-spacing="false" fo:line-height="0.1917in" fo:text-align="start" style:justify-single-word="false" fo:text-indent="0in" style:auto-text-indent="false" fo:break-before="page"/>
      <style:text-properties officeooo:paragraph-rsid="00214996"/>
    </style:style>
    <style:style style:name="P9" style:family="paragraph" style:parent-style-name="Standard">
      <style:paragraph-properties fo:margin-left="1in" fo:margin-right="0in" fo:margin-top="0in" fo:margin-bottom="0in" loext:contextual-spacing="false" fo:line-height="0.1917in" fo:text-align="start" style:justify-single-word="false" fo:text-indent="0in" style:auto-text-indent="false"/>
    </style:style>
    <style:style style:name="P10" style:family="paragraph" style:parent-style-name="Standard">
      <style:paragraph-properties fo:margin-left="1.5in" fo:margin-right="0in" fo:margin-top="0in" fo:margin-bottom="0in" loext:contextual-spacing="false" fo:line-height="0.1665in" fo:text-align="start" style:justify-single-word="false" fo:text-indent="0in" style:auto-text-indent="false"/>
    </style:style>
    <style:style style:name="P11" style:family="paragraph" style:parent-style-name="Standard">
      <style:paragraph-properties fo:margin-left="1.5in" fo:margin-right="0in" fo:margin-top="0in" fo:margin-bottom="0in" loext:contextual-spacing="false" fo:line-height="0.1917in" fo:text-align="start" style:justify-single-word="false" fo:text-indent="0in" style:auto-text-indent="false"/>
    </style:style>
    <style:style style:name="P12" style:family="paragraph" style:parent-style-name="Standard">
      <style:paragraph-properties fo:margin-left="1.5in" fo:margin-right="0in" fo:margin-top="0in" fo:margin-bottom="0in" loext:contextual-spacing="false" fo:line-height="0.1917in" fo:text-align="start" style:justify-single-word="false" fo:text-indent="0in" style:auto-text-indent="false"/>
      <style:text-properties officeooo:paragraph-rsid="00229e64"/>
    </style:style>
    <style:style style:name="P13" style:family="paragraph" style:parent-style-name="Standard">
      <style:paragraph-properties fo:margin-left="0.5in" fo:margin-right="0in" fo:margin-top="0in" fo:margin-bottom="0in" loext:contextual-spacing="false" fo:line-height="0.1917in" fo:text-align="start" style:justify-single-word="false" fo:text-indent="0in" style:auto-text-indent="false"/>
    </style:style>
    <style:style style:name="P14" style:family="paragraph" style:parent-style-name="Standard">
      <style:paragraph-properties fo:margin-left="0.5in" fo:margin-right="0in" fo:margin-top="0in" fo:margin-bottom="0in" loext:contextual-spacing="false" fo:line-height="0.1917in" fo:text-align="start" style:justify-single-word="false" fo:text-indent="0in" style:auto-text-indent="false"/>
      <style:text-properties fo:color="#00000a" style:font-name="Calibri" fo:font-size="11pt" fo:letter-spacing="normal" style:font-name-asian="Calibri1" style:font-size-asian="11pt" style:font-name-complex="Calibri1"/>
    </style:style>
    <style:style style:name="P15" style:family="paragraph" style:parent-style-name="Standard">
      <style:paragraph-properties fo:margin-left="2in" fo:margin-right="0in" fo:margin-top="0in" fo:margin-bottom="0in" loext:contextual-spacing="false" fo:line-height="0.1917in" fo:text-align="start" style:justify-single-word="false" fo:text-indent="0in" style:auto-text-indent="false"/>
    </style:style>
    <style:style style:name="P16" style:family="paragraph" style:parent-style-name="Standard">
      <style:paragraph-properties fo:margin-left="2in" fo:margin-right="0in" fo:margin-top="0in" fo:margin-bottom="0in" loext:contextual-spacing="false" fo:line-height="0.1917in" fo:text-align="start" style:justify-single-word="false" fo:text-indent="0in" style:auto-text-indent="false"/>
      <style:text-properties fo:color="#00000a" style:font-name="Calibri" fo:font-size="11pt" fo:letter-spacing="normal" style:font-name-asian="Calibri1" style:font-size-asian="11pt" style:font-name-complex="Calibri1"/>
    </style:style>
    <style:style style:name="P17" style:family="paragraph" style:parent-style-name="Footer">
      <style:paragraph-properties fo:text-align="center" style:justify-single-word="false"/>
    </style:style>
    <style:style style:name="P18" style:family="paragraph" style:parent-style-name="Standard" style:list-style-name="WWNum3"/>
    <style:style style:name="P19" style:family="paragraph" style:parent-style-name="Standard" style:list-style-name="WWNum2"/>
    <style:style style:name="P20"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fo:color="#00000a" style:font-name="Liberation Serif" fo:font-size="12pt" fo:letter-spacing="normal" fo:language="en" fo:country="US" fo:font-weight="normal" officeooo:rsid="001f51c7" officeooo:paragraph-rsid="001f51c7" style:letter-kerning="true" fo:background-color="transparent"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paragraph-properties fo:margin-left="0in" fo:margin-right="0in" fo:margin-top="0in" fo:margin-bottom="0in" loext:contextual-spacing="false" fo:line-height="0.1917in" fo:text-align="start" style:justify-single-word="false" fo:text-indent="0in" style:auto-text-indent="false"/>
      <style:text-properties fo:color="#00000a" style:font-name="Calibri" fo:font-size="11pt" fo:letter-spacing="normal" fo:background-color="transparent" style:font-name-asian="Calibri1" style:font-size-asian="11pt" style:font-name-complex="Calibri1"/>
    </style:style>
    <style:style style:name="P22" style:family="paragraph" style:parent-style-name="Standard">
      <style:paragraph-properties fo:margin-left="0in" fo:margin-right="0in" fo:margin-top="0in" fo:margin-bottom="0in" loext:contextual-spacing="false" fo:line-height="0.1917in" fo:text-align="start" style:justify-single-word="false" fo:text-indent="0in" style:auto-text-indent="false"/>
      <style:text-properties fo:color="#00000a" style:font-name="Calibri" fo:font-size="11pt" fo:letter-spacing="normal" officeooo:paragraph-rsid="00214996" fo:background-color="transparent" style:font-name-asian="Calibri1" style:font-size-asian="11pt" style:font-name-complex="Calibri1"/>
    </style:style>
    <style:style style:name="P23" style:family="paragraph" style:parent-style-name="Standard">
      <style:paragraph-properties fo:margin-left="0.5in" fo:margin-right="0in" fo:margin-top="0in" fo:margin-bottom="0in" loext:contextual-spacing="false" fo:line-height="0.1917in" fo:text-align="start" style:justify-single-word="false" fo:text-indent="0in" style:auto-text-indent="false"/>
      <style:text-properties fo:color="#00000a" style:font-name="Calibri" fo:font-size="11pt" fo:letter-spacing="normal" fo:background-color="transparent" style:font-name-asian="Calibri1" style:font-size-asian="11pt" style:font-name-complex="Calibri1"/>
    </style:style>
    <style:style style:name="P24" style:family="paragraph" style:parent-style-name="Standard">
      <style:paragraph-properties fo:margin-left="0.5in" fo:margin-right="0in" fo:margin-top="0in" fo:margin-bottom="0in" loext:contextual-spacing="false" fo:line-height="0.1917in" fo:text-align="start" style:justify-single-word="false" fo:text-indent="0in" style:auto-text-indent="false"/>
      <style:text-properties fo:color="#00000a" style:font-name="Calibri" fo:font-size="11pt" fo:letter-spacing="normal" officeooo:paragraph-rsid="00229e64" fo:background-color="transparent" style:font-name-asian="Calibri1" style:font-size-asian="11pt" style:font-name-complex="Calibri1"/>
    </style:style>
    <style:style style:name="P25" style:family="paragraph" style:parent-style-name="Standard">
      <style:paragraph-properties fo:margin-left="1in" fo:margin-right="0in" fo:margin-top="0in" fo:margin-bottom="0in" loext:contextual-spacing="false" fo:line-height="0.1917in" fo:text-align="start" style:justify-single-word="false" fo:text-indent="0in" style:auto-text-indent="false"/>
      <style:text-properties fo:color="#00000a" style:font-name="Calibri" fo:font-size="11pt" fo:letter-spacing="normal" fo:background-color="transparent" style:font-name-asian="Calibri1" style:font-size-asian="11pt" style:font-name-complex="Calibri1"/>
    </style:style>
    <style:style style:name="P26" style:family="paragraph" style:parent-style-name="Standard">
      <style:paragraph-properties fo:break-before="page"/>
    </style:style>
    <style:style style:name="P27" style:family="paragraph" style:parent-style-name="Heading_20_1" style:list-style-name="WWNum1" style:master-page-name="Standard">
      <style:paragraph-properties fo:margin-top="0.1665in" fo:margin-bottom="0.0835in" loext:contextual-spacing="false" fo:text-align="center" style:justify-single-word="false" style:page-number="auto"/>
    </style:style>
    <style:style style:name="P28" style:family="paragraph" style:parent-style-name="Heading_20_3" style:list-style-name="WWNum1"/>
    <style:style style:name="P29" style:family="paragraph" style:parent-style-name="Heading_20_3">
      <style:text-properties fo:color="#00000a" style:font-name="Liberation Sans" fo:font-size="14pt" fo:letter-spacing="normal" fo:language="en" fo:country="US" fo:font-weight="bold" style:letter-kerning="true" fo:background-color="transparent" style:font-name-asian="WenQuanYi Micro Hei" style:font-size-asian="14pt" style:language-asian="zh" style:country-asian="CN" style:font-weight-asian="bold" style:font-name-complex="Lohit Devanagari" style:font-size-complex="14pt" style:language-complex="hi" style:country-complex="IN" style:font-weight-complex="bold"/>
    </style:style>
    <style:style style:name="P30" style:family="paragraph" style:parent-style-name="Contents_20_3">
      <style:paragraph-properties>
        <style:tab-stops>
          <style:tab-stop style:position="6.6929in" style:type="right" style:leader-style="dotted" style:leader-text="."/>
        </style:tab-stops>
      </style:paragraph-properties>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variant="normal" fo:text-transform="none" style:font-name="Roboto" fo:font-size="8.5pt" fo:letter-spacing="normal" fo:font-style="normal" fo:font-weight="normal" style:font-size-asian="8.5pt" style:font-style-asian="normal" style:font-weight-asian="normal"/>
    </style:style>
    <style:style style:name="T2" style:family="text">
      <style:text-properties fo:color="#00000a" style:font-name="Calibri" fo:font-size="11pt" fo:letter-spacing="normal" fo:font-weight="bold" fo:background-color="transparent" loext:char-shading-value="0" style:font-name-asian="Calibri1" style:font-size-asian="11pt" style:font-weight-asian="bold" style:font-name-complex="Calibri1"/>
    </style:style>
    <style:style style:name="T3" style:family="text">
      <style:text-properties fo:color="#00000a" style:font-name="Calibri" fo:font-size="11pt" fo:letter-spacing="normal" fo:background-color="transparent" loext:char-shading-value="0" style:font-name-asian="Calibri1" style:font-size-asian="11pt" style:font-name-complex="Calibri1"/>
    </style:style>
    <style:style style:name="T4" style:family="text">
      <style:text-properties fo:color="#00000a" style:font-name="Calibri" fo:font-size="8pt" fo:letter-spacing="normal" fo:background-color="transparent" loext:char-shading-value="0" style:font-name-asian="Calibri1" style:font-size-asian="8pt" style:font-name-complex="Calibri1" style:font-size-complex="8pt"/>
    </style:style>
    <style:style style:name="T5" style:family="text">
      <style:text-properties fo:color="#00000a" style:font-name="Liberation Serif" fo:font-size="12pt" fo:letter-spacing="normal" fo:language="en" fo:country="US" fo:font-weight="normal" officeooo:rsid="001f51c7" style:letter-kerning="true" fo:background-color="transparent" loext:char-shading-value="0"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T6" style:family="text">
      <style:text-properties fo:color="#00000a" style:font-name="Liberation Serif" fo:font-size="12pt" fo:letter-spacing="normal" fo:language="en" fo:country="US" fo:font-weight="normal" officeooo:rsid="00214996" style:letter-kerning="true" fo:background-color="transparent" loext:char-shading-value="0" style:font-name-asian="WenQuanYi Micro Hei" style:font-size-asian="12pt" style:language-asian="zh" style:country-asian="CN" style:font-weight-asian="normal" style:font-name-complex="Lohit Devanagari" style:font-size-complex="12pt" style:language-complex="hi" style:country-complex="IN" style:font-weight-complex="normal"/>
    </style:style>
    <style:style style:name="T7" style:family="text">
      <style:text-properties fo:color="#00000a" style:font-name="Liberation Sans" fo:font-size="14pt" fo:letter-spacing="normal" fo:language="en" fo:country="US" fo:font-weight="bold" style:letter-kerning="true" fo:background-color="transparent" loext:char-shading-value="0" style:font-name-asian="WenQuanYi Micro Hei" style:font-size-asian="14pt" style:language-asian="zh" style:country-asian="CN" style:font-weight-asian="bold" style:font-name-complex="Lohit Devanagari" style:font-size-complex="14pt" style:language-complex="hi" style:country-complex="IN" style:font-weight-complex="bold"/>
    </style:style>
    <style:style style:name="T8" style:family="text">
      <style:text-properties fo:color="#00000a" fo:font-size="11pt" fo:letter-spacing="normal" fo:background-color="transparent" loext:char-shading-value="0" style:font-size-asian="11pt"/>
    </style:style>
    <style:style style:name="T9" style:family="text">
      <style:text-properties fo:color="#00000a" fo:font-size="8pt" fo:letter-spacing="normal" fo:background-color="transparent" loext:char-shading-value="0" style:font-size-asian="8pt" style:font-size-complex="8pt"/>
    </style:style>
    <style:style style:name="T10" style:family="text">
      <style:text-properties fo:color="#00000a" fo:font-size="8pt" fo:letter-spacing="normal" fo:language="en" fo:country="US" style:letter-kerning="true" fo:background-color="transparent" loext:char-shading-value="0" style:font-size-asian="8pt" style:language-asian="zh" style:country-asian="CN" style:font-size-complex="8pt" style:language-complex="hi" style:country-complex="IN"/>
    </style:style>
    <style:style style:name="T11" style:family="text">
      <style:text-properties fo:color="#00000a" fo:font-size="8pt" fo:letter-spacing="normal" fo:language="en" fo:country="US" fo:font-weight="bold" style:letter-kerning="true" fo:background-color="transparent" loext:char-shading-value="0" style:font-size-asian="8pt" style:language-asian="zh" style:country-asian="CN" style:font-weight-asian="bold" style:font-size-complex="8pt" style:language-complex="hi" style:country-complex="IN" style:font-weight-complex="bold"/>
    </style:style>
    <style:style style:name="T12" style:family="text">
      <style:text-properties fo:color="#0000ff" fo:font-size="8pt" fo:letter-spacing="normal" style:text-underline-style="solid" style:text-underline-width="auto" style:text-underline-color="font-color" fo:background-color="transparent" loext:char-shading-value="0" style:font-size-asian="8pt" style:font-size-complex="8pt"/>
    </style:style>
    <style:style style:name="T13" style:family="text">
      <style:text-properties officeooo:rsid="001f51c7"/>
    </style:style>
    <style:style style:name="T14" style:family="text">
      <style:text-properties fo:font-size="8pt" style:font-size-asian="8pt" style:font-size-complex="8pt"/>
    </style:style>
    <style:style style:name="T15" style:family="text">
      <style:text-properties fo:font-size="8pt" officeooo:rsid="001f51c7" style:font-size-asian="8pt" style:font-size-complex="8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0466777" text:style-name="WWNum1">
        <text:list-item>
          <text:h text:style-name="P27" text:outline-level="1"><text:bookmark-start text:name="__RefHeading___Toc1135_2624774013"/>Developers Documentation<text:bookmark-end text:name="__RefHeading___Toc1135_2624774013"/></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_Toc1135_2624774013" text:style-name="Index_20_Link" text:visited-style-name="Index_20_Link">Developers Documentation<text:tab/>1</text:a></text:p>
          <text:p text:style-name="P30"><text:a xlink:type="simple" xlink:href="#__RefHeading___Toc1137_2624774013" text:style-name="Index_20_Link" text:visited-style-name="Index_20_Link"><text:s/>How to keep on writing a developers documentation:<text:tab/>2</text:a></text:p>
          <text:p text:style-name="P30"><text:a xlink:type="simple" xlink:href="#__RefHeading___Toc1139_2624774013" text:style-name="Index_20_Link" text:visited-style-name="Index_20_Link">{ AngularFireAuthModule } from 'angularfire2/auth';<text:tab/>2</text:a></text:p>
          <text:p text:style-name="P30"><text:a xlink:type="simple" xlink:href="#__RefHeading___Toc1141_2624774013" text:style-name="Index_20_Link" text:visited-style-name="Index_20_Link">{ ReactiveFormsModule,FormsModule } from "@angular/forms";<text:tab/>2</text:a></text:p>
          <text:p text:style-name="P30"><text:a xlink:type="simple" xlink:href="#__RefHeading___Toc1143_2624774013" text:style-name="Index_20_Link" text:visited-style-name="Index_20_Link">{ AppRoutingModule } from './app-routing.module';<text:tab/>2</text:a></text:p>
          <text:p text:style-name="P30"><text:a xlink:type="simple" xlink:href="#__RefHeading___Toc1145_2624774013" text:style-name="Index_20_Link" text:visited-style-name="Index_20_Link">{ AppComponent } from './app.component';<text:tab/>2</text:a></text:p>
          <text:p text:style-name="P30"><text:a xlink:type="simple" xlink:href="#__RefHeading___Toc1147_2624774013" text:style-name="Index_20_Link" text:visited-style-name="Index_20_Link">{ LoginComponent } from './login/login.component';<text:tab/>3</text:a></text:p>
          <text:p text:style-name="P30"><text:a xlink:type="simple" xlink:href="#__RefHeading___Toc1149_2624774013" text:style-name="Index_20_Link" text:visited-style-name="Index_20_Link">{ AuthService } from './shared/auth.service';<text:tab/>3</text:a></text:p>
          <text:p text:style-name="P30"><text:a xlink:type="simple" xlink:href="#__RefHeading___Toc1151_2624774013" text:style-name="Index_20_Link" text:visited-style-name="Index_20_Link">{ environment } from "../environments/environment";<text:tab/>4</text:a></text:p>
          <text:p text:style-name="P30"><text:a xlink:type="simple" xlink:href="#__RefHeading___Toc1153_2624774013" text:style-name="Index_20_Link" text:visited-style-name="Index_20_Link"><text:s/>{ ContactComponent } from './contact/contact.component';<text:tab/>4</text:a></text:p>
          <text:p text:style-name="P30"><text:a xlink:type="simple" xlink:href="#__RefHeading___Toc1155_2624774013" text:style-name="Index_20_Link" text:visited-style-name="Index_20_Link">{ ContactListComponent } from './contact-list/contact-list.component';<text:tab/>4</text:a></text:p>
          <text:p text:style-name="P30"><text:a xlink:type="simple" xlink:href="#__RefHeading___Toc1157_2624774013" text:style-name="Index_20_Link" text:visited-style-name="Index_20_Link"><text:s/>{ HeaderComponent } from './header/header.component';<text:tab/>5</text:a></text:p>
          <text:p text:style-name="P30"><text:a xlink:type="simple" xlink:href="#__RefHeading___Toc1159_2624774013" text:style-name="Index_20_Link" text:visited-style-name="Index_20_Link"><text:s/>{ NavBarComponent } from './nav-bar/nav-bar.component';<text:tab/>5</text:a></text:p>
          <text:p text:style-name="P30"><text:a xlink:type="simple" xlink:href="#__RefHeading___Toc1161_2624774013" text:style-name="Index_20_Link" text:visited-style-name="Index_20_Link"><text:s/>{ FooterComponent } from './footer/footer.component';<text:tab/>6</text:a></text:p>
          <text:p text:style-name="P30"><text:a xlink:type="simple" xlink:href="#__RefHeading___Toc1163_2624774013" text:style-name="Index_20_Link" text:visited-style-name="Index_20_Link"><text:s/>{ ContactFormComponent } from './contact-form/contact-form.component';<text:tab/>6</text:a></text:p>
        </text:index-body>
      </text:table-of-content>
      <text:p text:style-name="Standard"/>
      <text:p text:style-name="P26"/>
      <text:h text:style-name="Heading_20_3" text:outline-level="3"><text:bookmark-start text:name="__RefHeading___Toc1137_2624774013"/><text:tab/>How to keep on writing a developers documentation:<text:bookmark-end text:name="__RefHeading___Toc1137_2624774013"/></text:h>
      <text:list xml:id="list1175185405" text:style-name="WWNum3">
        <text:list-item>
          <text:p text:style-name="P18">Introduction (Why? Where used?)</text:p>
        </text:list-item>
        <text:list-item>
          <text:p text:style-name="P18">Body (How does it work)</text:p>
        </text:list-item>
        <text:list-item>
          <text:p text:style-name="P18">Hints Tips (optional)</text:p>
        </text:list-item>
      </text:list>
      <text:p text:style-name="Standard"/>
      <text:list xml:id="list101211387591248" text:continue-list="list3540466777" text:style-name="WWNum1">
        <text:list-item>
          <text:list>
            <text:list-item>
              <text:list>
                <text:list-item>
                  <text:h text:style-name="P28" text:outline-level="3"><text:bookmark-start text:name="__RefHeading___Toc1139_2624774013"/>{ AngularFireAuthModule } from 'angularfire2/auth';<text:bookmark-end text:name="__RefHeading___Toc1139_2624774013"/></text:h>
                </text:list-item>
              </text:list>
            </text:list-item>
          </text:list>
        </text:list-item>
      </text:list>
      <text:p text:style-name="Standard"><text:tab/>This module was used to accomplish the login features. Therefore we are using the Firebase2 <text:tab/>authentication features, which make authentication quite easy to manage. The module is <text:tab/>imported in the shared/auth.service module so the app is able to check if a user is allowed to see <text:tab/>the router-outlet (which is the actual data holding app).</text:p>
      <text:p text:style-name="Standard"><text:tab/>Read more about it in the “shared/auth.service module” and here <text:tab/>https://github.com/angular/angularfire2/blob/master/README.md</text:p>
      <text:p text:style-name="Standard"><text:tab/></text:p>
      <text:list xml:id="list101210383634339" text:continue-numbering="true" text:style-name="WWNum1">
        <text:list-item>
          <text:list>
            <text:list-item>
              <text:list>
                <text:list-item>
                  <text:h text:style-name="P28" text:outline-level="3"><text:bookmark-start text:name="__RefHeading___Toc1141_2624774013"/>{ ReactiveFormsModule,FormsModule } from "@angular/forms"; <text:bookmark-end text:name="__RefHeading___Toc1141_2624774013"/></text:h>
                </text:list-item>
              </text:list>
            </text:list-item>
          </text:list>
        </text:list-item>
      </text:list>
      <text:p text:style-name="Standard"><text:tab/>This module gives you access to quite a lot of nice features regarding form design and <text:tab/>functionality in Angular. Reactive forms provide a model-driven approach to handling form <text:tab/>inputs whose values change over time.<text:span text:style-name="T1"> </text:span>We used it to create our forms with.</text:p>
      <text:p text:style-name="Standard"><text:tab/>Read more about it in the “contact-form.component” and here <text:s/></text:p>
      <text:p text:style-name="Standard"><text:tab/>https://angular.io/guide/reactive-forms</text:p>
      <text:p text:style-name="Standard"/>
      <text:list xml:id="list101210631497031" text:continue-numbering="true" text:style-name="WWNum1">
        <text:list-item>
          <text:list>
            <text:list-item>
              <text:list>
                <text:list-item>
                  <text:h text:style-name="P28" text:outline-level="3"><text:bookmark-start text:name="__RefHeading___Toc1143_2624774013"/>{ AppRoutingModule } from './app-routing.module'; <text:bookmark-end text:name="__RefHeading___Toc1143_2624774013"/></text:h>
                </text:list-item>
              </text:list>
            </text:list-item>
          </text:list>
        </text:list-item>
      </text:list>
      <text:p text:style-name="Standard"><text:tab/>This module gives you an overview of the routes we used, but keep in mind that these are all <text:tab/>protected by the auth.service module (if you are not logged in, you don't see anything!). We use <text:tab/>two routes, on for the main app component (contact-list and contact-form are joined there) and <text:tab/>one for the support tab.</text:p>
      <text:p text:style-name="Standard"/>
      <text:p text:style-name="Standard"><text:span text:style-name="Source_20_Text"><text:span text:style-name="T14">const routes: Routes = [</text:span></text:span></text:p>
      <text:p text:style-name="Standard"><text:span text:style-name="Source_20_Text"><text:span text:style-name="T14">{</text:span></text:span></text:p>
      <text:p text:style-name="Standard"><text:span text:style-name="Source_20_Text"><text:span text:style-name="T14"><text:s text:c="3"/>path: '', component: ContactComponent //we route per default to our main page (contact.component)</text:span></text:span></text:p>
      <text:p text:style-name="Standard"><text:span text:style-name="Source_20_Text"><text:span text:style-name="T14">},</text:span></text:span></text:p>
      <text:p text:style-name="Standard"><text:span text:style-name="Source_20_Text"><text:span text:style-name="T14">{</text:span></text:span></text:p>
      <text:p text:style-name="Standard"><text:span text:style-name="Source_20_Text"><text:span text:style-name="T14"><text:s text:c="3"/>path: 'support', component: SupportComponent //the email component</text:span></text:span></text:p>
      <text:p text:style-name="Standard"><text:span text:style-name="Source_20_Text"><text:span text:style-name="T14">},</text:span></text:span></text:p>
      <text:p text:style-name="Standard"><text:span text:style-name="Source_20_Text"><text:span text:style-name="T14">];</text:span></text:span></text:p>
      <text:p text:style-name="Standard"/>
      <text:p text:style-name="P1">Tip!!! If you want to add a route, keep in mind that you have to decide if this route should be public <text:tab/>or not, if you just add it to the router-outlet it will be protected by the app. A solution would <text:tab/>be to put the component outside of the router-outlet or introduce a more pitted login feature <text:tab/>(for example a role check on every module)</text:p>
      <text:p text:style-name="P1"/>
      <text:list xml:id="list101210875922727" text:continue-numbering="true" text:style-name="WWNum1">
        <text:list-item>
          <text:list>
            <text:list-item>
              <text:list>
                <text:list-item>
                  <text:h text:style-name="P28" text:outline-level="3"><text:bookmark-start text:name="__RefHeading___Toc1145_2624774013"/>{ AppComponent } from './app.component';<text:bookmark-end text:name="__RefHeading___Toc1145_2624774013"/></text:h>
                </text:list-item>
              </text:list>
            </text:list-item>
          </text:list>
        </text:list-item>
      </text:list>
      <text:p text:style-name="Standard"><text:tab/>This component joins all the main body components together like:</text:p>
      <text:list xml:id="list2250350771" text:style-name="WWNum2">
        <text:list-item>
          <text:list>
            <text:list-item>
              <text:p text:style-name="P19">header</text:p>
            </text:list-item>
            <text:list-item>
              <text:p text:style-name="P19">nav-bar</text:p>
            </text:list-item>
            <text:list-item>
              <text:p text:style-name="P19">router-outlet</text:p>
            </text:list-item>
            <text:list-item>
              <text:p text:style-name="P19">login</text:p>
            </text:list-item>
            <text:list-item>
              <text:p text:style-name="P19">footer</text:p>
            </text:list-item>
          </text:list>
        </text:list-item>
      </text:list>
      <text:p text:style-name="Standard"><text:tab/>You can easily add new components if necessary. In this component we are also adding the <text:tab/>login check. The router outlet is protected by a *ngIf which checks, if the user is authenticated <text:tab/>or not!</text:p>
      <text:p text:style-name="Standard"/>
      <text:p text:style-name="Standard"><text:span text:style-name="Source_20_Text"><text:tab/><text:tab/></text:span><text:span text:style-name="Source_20_Text"><text:span text:style-name="T14">&lt;div *ngIf="(authService.user) | async; else show_login"&gt;</text:span></text:span></text:p>
      <text:p text:style-name="Standard"><text:soft-page-break/></text:p>
      <text:p text:style-name="Standard"><text:tab/>If the user is not authenticated the person in front of the screen will see the “show_login” <text:tab/>template with this piece of code:</text:p>
      <text:p text:style-name="Standard"/>
      <text:p text:style-name="Standard"><text:s/><text:tab/><text:tab/><text:span text:style-name="Source_20_Text"><text:span text:style-name="T14">&lt;ng-template #show_login&gt;&lt;login&gt;&lt;/login&gt;&lt;/ng-template&gt;</text:span></text:span></text:p>
      <text:p text:style-name="Standard"/>
      <text:p text:style-name="Standard"><text:tab/>The actual login function and logout function can be found in the login component (for login) <text:tab/>or the navbar component (for logout).</text:p>
      <text:p text:style-name="Standard"/>
      <text:list xml:id="list101211784228833" text:continue-list="list101210875922727" text:style-name="WWNum1">
        <text:list-item>
          <text:list>
            <text:list-item>
              <text:list>
                <text:list-item>
                  <text:h text:style-name="P28" text:outline-level="3"><text:bookmark-start text:name="__RefHeading___Toc1147_2624774013"/>{ LoginComponent } from './login/login.component';<text:bookmark-end text:name="__RefHeading___Toc1147_2624774013"/></text:h>
                </text:list-item>
              </text:list>
            </text:list-item>
          </text:list>
        </text:list-item>
      </text:list>
      <text:p text:style-name="Standard"><text:tab/>We have one forward function in this component. This is login(), which just passes the values <text:tab/>from the variables email and password to the authService, where it is then checked.</text:p>
      <text:p text:style-name="Standard"/>
      <text:p text:style-name="Standard"><text:tab/>In here you will find in the html part also the code for the “Modal” from Bootstrap4 login. This <text:tab/>is commented out though, due to the reasons that the problem, that when you are checking the <text:tab/>login code in app.component.html the html is always a bit faster then the Angular JavaScript <text:tab/>part (*ngIf is slower then HTML), so <text:tab/>the Modal would disappear if you are logged in, but <text:tab/>would always leave it’s data-backdrop <text:tab/>there, which would freeze any input because it is a <text:tab/>container overlaying all others. It is not recommended to comment it back in, if this problem <text:tab/>isn’t solved.</text:p>
      <text:p text:style-name="Standard"/>
      <text:list xml:id="list101211712912875" text:continue-numbering="true" text:style-name="WWNum1">
        <text:list-item>
          <text:list>
            <text:list-item>
              <text:list>
                <text:list-item>
                  <text:h text:style-name="P28" text:outline-level="3"><text:bookmark-start text:name="__RefHeading___Toc1149_2624774013"/>{ AuthService } from './shared/auth.service';<text:bookmark-end text:name="__RefHeading___Toc1149_2624774013"/></text:h>
                </text:list-item>
              </text:list>
            </text:list-item>
          </text:list>
        </text:list-item>
      </text:list>
      <text:p text:style-name="P2"><text:tab/><text:span text:style-name="T13">This is the actual service connecting with the firebase authentication module. We only need one <text:tab/>variable to hold the login state of the user:</text:span></text:p>
      <text:p text:style-name="P2"><text:span text:style-name="T15"><text:line-break/><text:tab/><text:tab/></text:span><text:span text:style-name="Source_20_Text"><text:span text:style-name="T15">user: Observable&lt;firebase.User&gt;;</text:span></text:span></text:p>
      <text:p text:style-name="Standard"/>
      <text:p text:style-name="P3"><text:span text:style-name="T2"><text:tab/></text:span><text:span text:style-name="T5">We create an instance of the user in the constructor by using the firebase, this way I can check <text:tab/>everywhere in the app, if I import this service if the user is allowed to see the content (is <text:tab/>authenticated) or not.</text:span></text:p>
      <text:p text:style-name="P20"><text:tab/>If you call the funtion login(), the credentials are given as parameters from the login component <text:tab/>and will be checked by the signInWithEmailAndPassword method from firebase:</text:p>
      <text:p text:style-name="P5"><text:span text:style-name="Source_20_Text"><text:span text:style-name="T10">login(email: string, password: string) {</text:span></text:span></text:p>
      <text:p text:style-name="P5"><text:span text:style-name="Source_20_Text"><text:span text:style-name="T10"><text:s text:c="4"/>this.firebaseAuth</text:span></text:span></text:p>
      <text:p text:style-name="P5"><text:span text:style-name="Source_20_Text"><text:span text:style-name="T10"><text:s text:c="6"/>.auth</text:span></text:span></text:p>
      <text:p text:style-name="P5"><text:span text:style-name="Source_20_Text"><text:span text:style-name="T10"><text:s text:c="6"/>.</text:span></text:span><text:span text:style-name="Source_20_Text"><text:span text:style-name="T11">signInWithEmailAndPassword(email, password)</text:span></text:span></text:p>
      <text:p text:style-name="P5"><text:span text:style-name="Source_20_Text"><text:span text:style-name="T10"><text:s text:c="5"/>.then(value =&gt; {</text:span></text:span></text:p>
      <text:p text:style-name="P5"><text:span text:style-name="Source_20_Text"><text:span text:style-name="T10"><text:s text:c="8"/>console.log('Login sucessful!');</text:span></text:span></text:p>
      <text:p text:style-name="P5"><text:span text:style-name="Source_20_Text"><text:span text:style-name="T10"><text:s text:c="6"/>})</text:span></text:span></text:p>
      <text:p text:style-name="P5"><text:span text:style-name="Source_20_Text"><text:span text:style-name="T10"><text:s text:c="6"/>.catch(err =&gt; {</text:span></text:span></text:p>
      <text:p text:style-name="P5"><text:span text:style-name="Source_20_Text"><text:span text:style-name="T10"><text:s text:c="8"/>alert('Login went wrong: ' + err.message);</text:span></text:span></text:p>
      <text:p text:style-name="P5"><text:span text:style-name="Source_20_Text"><text:span text:style-name="T10"><text:s text:c="6"/>});</text:span></text:span></text:p>
      <text:p text:style-name="P4"><text:soft-page-break/><text:span text:style-name="T5"><text:tab/>You also have promises there, which catch the error messages from firebase. You can display <text:tab/>those as alerts to the user. </text:span><text:span text:style-name="T6">Even though the sucessful login message is just consoled out.</text:span></text:p>
      <text:h text:style-name="Heading_20_3" text:outline-level="3"><text:bookmark-start text:name="__RefHeading___Toc1151_2624774013"/>{ environment } from "../environments/environment";<text:bookmark-end text:name="__RefHeading___Toc1151_2624774013"/></text:h>
      <text:p text:style-name="P21"><text:tab/>This login is used to connenct the Firebase database to our App.</text:p>
      <text:p text:style-name="P21"><text:tab/>We get all the infos from the Firebase Server and just take here.</text:p>
      <text:p text:style-name="P9"><text:span text:style-name="Source_20_Text"><text:span text:style-name="T9">export const environment = { </text:span></text:span></text:p>
      <text:p text:style-name="P9"><text:span text:style-name="Source_20_Text"><text:span text:style-name="T9"><text:s text:c="2"/>production: false,</text:span></text:span></text:p>
      <text:p text:style-name="P10"><text:span text:style-name="Source_20_Text"><text:span text:style-name="T9">firebaseConfig:{</text:span></text:span></text:p>
      <text:p text:style-name="P9"><text:span text:style-name="Source_20_Text"><text:span text:style-name="T9"><text:tab/>apiKey: "AIzaSyB14CsNighS4wNpya3KALW80FFPXb3JEw8",</text:span></text:span></text:p>
      <text:p text:style-name="P9"><text:span text:style-name="Source_20_Text"><text:span text:style-name="T9"><text:s text:c="4"/>authDomain: "contactbook-new.firebaseapp.com",</text:span></text:span></text:p>
      <text:p text:style-name="P9"><text:span text:style-name="Source_20_Text"><text:span text:style-name="T9"><text:s text:c="4"/>databaseURL: "</text:span></text:span><text:a xlink:type="simple" xlink:href="https://contactbook-new.firebaseio.com/" text:style-name="ListLabel_20_28" text:visited-style-name="ListLabel_20_28"><text:span text:style-name="Source_20_Text"><text:span text:style-name="T12">https://contactbook-new.firebaseio.com</text:span></text:span></text:a><text:span text:style-name="Source_20_Text"><text:span text:style-name="T9">",</text:span></text:span></text:p>
      <text:p text:style-name="P9"><text:span text:style-name="Source_20_Text"><text:span text:style-name="T9"><text:s text:c="4"/>projectId: "contactbook-new",</text:span></text:span></text:p>
      <text:p text:style-name="P9"><text:span text:style-name="Source_20_Text"><text:span text:style-name="T9"><text:s text:c="4"/>storageBucket: "contactbook-new.appspot.com",</text:span></text:span></text:p>
      <text:p text:style-name="P9"><text:span text:style-name="Source_20_Text"><text:span text:style-name="T9"><text:s text:c="4"/>messagingSenderId: "494926399176"</text:span></text:span></text:p>
      <text:p text:style-name="P9"><text:span text:style-name="Source_20_Text"><text:span text:style-name="T9"><text:tab/>}</text:span></text:span></text:p>
      <text:p text:style-name="P9"><text:span text:style-name="Source_20_Text"><text:span text:style-name="T9">}; </text:span></text:span></text:p>
      <text:p text:style-name="P21"><text:tab/>Hint</text:p>
      <text:p text:style-name="P21"><text:tab/>Must change the API-key when you push it to GitHub, otherwise it will be comrimised.</text:p>
      <text:p text:style-name="P7"/>
      <text:h text:style-name="Heading_20_3" text:outline-level="3"><text:bookmark-start text:name="__RefHeading___Toc1153_2624774013"/><text:span text:style-name="T3"><text:s/></text:span><text:span text:style-name="T7">{ ContactComponent } from './contact/contact.component';</text:span><text:bookmark-end text:name="__RefHeading___Toc1153_2624774013"/></text:h>
      <text:p text:style-name="P21"><text:tab/>We import the ContactService to use it's components.</text:p>
      <text:p text:style-name="P6"><text:span text:style-name="T3"><text:tab/><text:tab/></text:span><text:span text:style-name="Source_20_Text"><text:span text:style-name="T9">import { ContactService <text:s/>} from "../shared/contact.service";</text:span></text:span></text:p>
      <text:p text:style-name="P21"><text:tab/>We create an object of the ContactService class:</text:p>
      <text:p text:style-name="P6"><text:span text:style-name="T3"><text:tab/><text:tab/></text:span><text:span text:style-name="Source_20_Text"><text:span text:style-name="T9">constructor(private ContactService: ContactService) { }</text:span></text:span></text:p>
      <text:p text:style-name="P21"><text:tab/>We call the function to hide out the Form when the App is loaded</text:p>
      <text:p text:style-name="P6"><text:span text:style-name="T3"><text:tab/><text:tab/></text:span><text:span text:style-name="T4">n</text:span><text:span text:style-name="Source_20_Text"><text:span text:style-name="T9">gOnInit() {</text:span></text:span></text:p>
      <text:p text:style-name="P6"><text:span text:style-name="Source_20_Text"><text:span text:style-name="T9"><text:s text:c="2"/><text:tab/><text:tab/><text:tab/>this.ContactService.toggleForm(); <text:s text:c="2"/>}</text:span></text:span></text:p>
      <text:p text:style-name="P7"/>
      <text:h text:style-name="Heading_20_3" text:outline-level="3"><text:bookmark-start text:name="__RefHeading___Toc1155_2624774013"/>{ ContactListComponent } from './contact-list/contact-list.component';<text:bookmark-end text:name="__RefHeading___Toc1155_2624774013"/></text:h>
      <text:p text:style-name="P21"><text:tab/>We import the ContactService to use it's components.</text:p>
      <text:p text:style-name="P6"><text:span text:style-name="T3"><text:tab/><text:tab/></text:span><text:span text:style-name="Source_20_Text"><text:span text:style-name="T9">import { ContactService <text:s/>} from "../shared/contact.service";</text:span></text:span></text:p>
      <text:p text:style-name="P21"><text:tab/>Define properties for the Form elements from the conact-list.component.html and for functions</text:p>
      <text:p text:style-name="P6"><text:span text:style-name="T3"><text:tab/><text:tab/></text:span><text:span text:style-name="Source_20_Text"><text:span text:style-name="T9">ContactArray =[];</text:span></text:span></text:p>
      <text:p text:style-name="P6"><text:span text:style-name="Source_20_Text"><text:span text:style-name="T9"><text:s/><text:tab/><text:tab/>showDeletedMessage : boolean;</text:span></text:span></text:p>
      <text:p text:style-name="P6"><text:span text:style-name="Source_20_Text"><text:span text:style-name="T9"><text:s/><text:tab/><text:tab/>searchText:string = "";</text:span></text:span></text:p>
      <text:p text:style-name="P6"><text:span text:style-name="Source_20_Text"><text:span text:style-name="T9"><text:tab/><text:tab/> searchTextFirst:string = "";</text:span></text:span></text:p>
      <text:p text:style-name="P6"><text:span text:style-name="Source_20_Text"><text:span text:style-name="T8"><text:tab/></text:span></text:span><text:span text:style-name="T8">Create an object of the ContactService class</text:span></text:p>
      <text:p text:style-name="P6"><text:span text:style-name="Source_20_Text"><text:span text:style-name="T8"><text:tab/><text:tab/></text:span></text:span><text:span text:style-name="Source_20_Text"><text:span text:style-name="T9">constructor(private ContactService: ContactService) { }</text:span></text:span></text:p>
      <text:p text:style-name="P7"/>
      <text:p text:style-name="P21"><text:tab/>We will call the subscribe function and we have a function with the parameter list. We <text:tab/>will call the <text:tab/>map function from this list object, and inside it we will have another <text:tab/>function that has a parameter <text:tab/>item, and this function will return an object containing <text:tab/>details of customers. We used this syntax here <text:tab/>item.payload.val() now all the details <text:tab/>from the customer like fullName, email, mobile and location will <text:tab/>be inside this object a<text:tab/>nd here we used three dots (...) it will unpack values from this object.</text:p>
      <text:p text:style-name="P22"><text:tab/><text:tab/></text:p>
      <text:p text:style-name="P8"><text:span text:style-name="Source_20_Text"><text:span text:style-name="T3"><text:tab/></text:span></text:span><text:span text:style-name="Source_20_Text"><text:span text:style-name="T9">ngOnInit() { </text:span></text:span></text:p>
      <text:p text:style-name="P6"><text:span text:style-name="Source_20_Text"><text:span text:style-name="T9"><text:s text:c="9"/><text:tab/>this.ContactService.getContacts().subscribe(</text:span></text:span></text:p>
      <text:p text:style-name="P6"><text:span text:style-name="Source_20_Text"><text:span text:style-name="T9"><text:s text:c="13"/>(list) =&gt; {</text:span></text:span></text:p>
      <text:p text:style-name="P6"><text:span text:style-name="Source_20_Text"><text:span text:style-name="T9"><text:s text:c="16"/>this.ContactArray = list.map( (item) =&gt; {</text:span></text:span></text:p>
      <text:p text:style-name="P6"><text:span text:style-name="Source_20_Text"><text:span text:style-name="T9"><text:s text:c="23"/>return {</text:span></text:span></text:p>
      <text:p text:style-name="P6"><text:span text:style-name="Source_20_Text"><text:span text:style-name="T9"><text:s text:c="31"/>$key : item.key,</text:span></text:span></text:p>
      <text:p text:style-name="P6"><text:span text:style-name="Source_20_Text"><text:span text:style-name="T9"><text:s text:c="31"/>...item.payload.val()</text:span></text:span></text:p>
      <text:p text:style-name="P6"><text:span text:style-name="Source_20_Text"><text:span text:style-name="T9"><text:tab/><text:tab/><text:tab/><text:tab/><text:tab/>}}}</text:span></text:span></text:p>
      <text:p text:style-name="P21"><text:tab/><text:tab/></text:p>
      <text:p text:style-name="P21"><text:tab/>This onDelete function has a single parameter $key, and we also ask for confirmation <text:tab/>from the <text:tab/>user. If it is confirmed the deleteContact function from the contactService <text:tab/>class will be called.</text:p>
      <text:p text:style-name="P13"><text:span text:style-name="Source_20_Text"><text:span text:style-name="T8"><text:tab/></text:span></text:span><text:span text:style-name="Source_20_Text"><text:span text:style-name="T9"> onDelete($key){</text:span></text:span></text:p>
      <text:p text:style-name="P13"><text:span text:style-name="Source_20_Text"><text:span text:style-name="T9"><text:s text:c="5"/><text:tab/><text:tab/>if(confirm("Are you sure you want to delete this record?")){</text:span></text:span></text:p>
      <text:p text:style-name="P13"><text:span text:style-name="Source_20_Text"><text:span text:style-name="T9"><text:s text:c="6"/><text:tab/><text:tab/> this.ContactService.deleteContact($key);</text:span></text:span></text:p>
      <text:p text:style-name="P13"><text:span text:style-name="Source_20_Text"><text:span text:style-name="T9"><text:s text:c="6"/><text:tab/><text:tab/> this.showDeletedMessage = true;</text:span></text:span></text:p>
      <text:p text:style-name="P13"><text:span text:style-name="Source_20_Text"><text:span text:style-name="T9"><text:s text:c="6"/><text:tab/><text:tab/> setTimeout(()=&gt; this.showDeletedMessage=false , 3000)</text:span></text:span></text:p>
      <text:p text:style-name="P13"><text:span text:style-name="Source_20_Text"><text:span text:style-name="T9"><text:s text:c="4"/><text:tab/><text:tab/><text:tab/> }</text:span></text:span></text:p>
      <text:p text:style-name="P13"><text:span text:style-name="Source_20_Text"><text:span text:style-name="T9"><text:s/><text:tab/><text:tab/> }</text:span></text:span></text:p>
      <text:p text:style-name="P14"/>
      <text:p text:style-name="P23">We define two functions to filter our contacts. The first one is only search for the contact "type"(student, company, lunchspeaker), and the second one is for every other property of the contacts.</text:p>
      <text:p text:style-name="P13"><text:span text:style-name="T4"><text:tab/></text:span><text:span text:style-name="Source_20_Text"><text:span text:style-name="T9">filterConditionFirst(Contact){</text:span></text:span></text:p>
      <text:p text:style-name="P13"><text:span text:style-name="Source_20_Text"><text:span text:style-name="T9"><text:tab/><text:tab/> return Contact.Type....</text:span></text:span></text:p>
      <text:p text:style-name="P13"><text:span text:style-name="Source_20_Text"><text:span text:style-name="T9"><text:tab/><text:tab/>}</text:span></text:span></text:p>
      <text:p text:style-name="P13"><text:span text:style-name="Source_20_Text"><text:span text:style-name="T9"><text:tab/>filterCondition(Contact){</text:span></text:span></text:p>
      <text:p text:style-name="P13"><text:span text:style-name="Source_20_Text"><text:span text:style-name="T9"><text:tab/><text:tab/>return Contact.FirstName...</text:span></text:span></text:p>
      <text:p text:style-name="P13"><text:span text:style-name="Source_20_Text"><text:span text:style-name="T9"><text:tab/><text:tab/><text:tab/>Contact.LastName...</text:span></text:span></text:p>
      <text:p text:style-name="P13"><text:span text:style-name="Source_20_Text"><text:span text:style-name="T9"><text:tab/><text:tab/>}</text:span></text:span></text:p>
      <text:p text:style-name="P14"/>
      <text:p text:style-name="P23">The onShowForm(check) will call the toggleForm function from the ContactService class.</text:p>
      <text:p text:style-name="P13"><text:span text:style-name="T4"><text:tab/></text:span><text:span text:style-name="Source_20_Text"><text:span text:style-name="T9">onShowForm(check){</text:span></text:span></text:p>
      <text:p text:style-name="P13"><text:span text:style-name="Source_20_Text"><text:span text:style-name="T9"><text:s text:c="3"/><text:tab/><text:tab/> this.ContactService.toggleForm(check);</text:span></text:span></text:p>
      <text:p text:style-name="P13"><text:span text:style-name="Source_20_Text"><text:span text:style-name="T9"><text:s/><text:tab/> }</text:span></text:span></text:p>
      <text:p text:style-name="P14"/>
      <text:h text:style-name="P29" text:outline-level="3"><text:bookmark-start text:name="__RefHeading___Toc1157_2624774013"/><text:s/>{ HeaderComponent } from './header/header.component';<text:bookmark-end text:name="__RefHeading___Toc1157_2624774013"/></text:h>
      <text:p text:style-name="P23"><text:tab/>Here we give the data for the header.</text:p>
      <text:p text:style-name="P13"><text:span text:style-name="Source_20_Text"><text:span text:style-name="T9"><text:tab/>this.title="Contact Book";</text:span></text:span></text:p>
      <text:p text:style-name="P13"><text:span text:style-name="Source_20_Text"><text:span text:style-name="T9"><text:s text:c="2"/><text:tab/>this.title2="New"</text:span></text:span></text:p>
      <text:p text:style-name="P14"/>
      <text:h text:style-name="Heading_20_3" text:outline-level="3"><text:bookmark-start text:name="__RefHeading___Toc1159_2624774013"/><text:s/>{ NavBarComponent } from './nav-bar/nav-bar.component';<text:bookmark-end text:name="__RefHeading___Toc1159_2624774013"/></text:h>
      <text:p text:style-name="P23"><text:tab/>We import the AuthService, the Router and the NavigationEnd class.</text:p>
      <text:p text:style-name="P13"><text:span text:style-name="T3"><text:tab/><text:tab/></text:span><text:span text:style-name="Source_20_Text"><text:span text:style-name="T8">import { AuthService } from './../shared/auth.service';</text:span></text:span></text:p>
      <text:p text:style-name="P13"><text:span text:style-name="Source_20_Text"><text:span text:style-name="T8"><text:tab/><text:tab/>import { Router, NavigationEnd } from '@angular/router';</text:span></text:span></text:p>
      <text:p text:style-name="P23"><text:tab/>Create two object of each class</text:p>
      <text:p text:style-name="P13"><text:span text:style-name="T3"><text:tab/><text:tab/></text:span><text:span text:style-name="Source_20_Text"><text:span text:style-name="T9">constructor(public authService: AuthService, private router: Router)</text:span></text:span></text:p>
      <text:p text:style-name="P23"><text:tab/>Then we have the logout() function, which passes to the logout function on <text:tab/>authService, which actually logout the current user.</text:p>
      <text:p text:style-name="P13"><text:soft-page-break/><text:span text:style-name="T3"><text:tab/><text:tab/></text:span><text:span text:style-name="Source_20_Text"><text:span text:style-name="T9">logout() {//forward-function to call the logout() from authService</text:span></text:span></text:p>
      <text:p text:style-name="P13"><text:span text:style-name="Source_20_Text"><text:span text:style-name="T9"><text:s text:c="4"/><text:tab/><text:tab/><text:tab/>this.authService.logout();</text:span></text:span></text:p>
      <text:p text:style-name="P13"><text:span text:style-name="Source_20_Text"><text:span text:style-name="T9"><text:s text:c="2"/><text:tab/><text:tab/><text:tab/><text:tab/>}</text:span></text:span></text:p>
      <text:p text:style-name="P14"/>
      <text:h text:style-name="Heading_20_3" text:outline-level="3"><text:bookmark-start text:name="__RefHeading___Toc1161_2624774013"/><text:s/>{ FooterComponent } from './footer/footer.component';<text:bookmark-end text:name="__RefHeading___Toc1161_2624774013"/></text:h>
      <text:p text:style-name="P23">Here are the components of the footer.</text:p>
      <text:p text:style-name="P14"/>
      <text:h text:style-name="P29" text:outline-level="3"><text:bookmark-start text:name="__RefHeading___Toc1163_2624774013"/><text:s text:c="2"/>{ ContactFormComponent } from './contact-form/contact-form.component';<text:bookmark-end text:name="__RefHeading___Toc1163_2624774013"/></text:h>
      <text:p text:style-name="P23"><text:tab/>We import the ContactService and AngularFireStorage.</text:p>
      <text:p text:style-name="P13"><text:span text:style-name="T3"><text:tab/><text:tab/></text:span><text:span text:style-name="Source_20_Text"><text:span text:style-name="T9">import { ContactService <text:s/>} from "../shared/contact.service";</text:span></text:span></text:p>
      <text:p text:style-name="P13"><text:span text:style-name="Source_20_Text"><text:span text:style-name="T9"><text:tab/><text:tab/>import { AngularFireStorage } from 'angularfire2/storage';</text:span></text:span></text:p>
      <text:p text:style-name="P23"><text:tab/>Define multiple properties</text:p>
      <text:p text:style-name="P13"><text:span text:style-name="T3"><text:tab/></text:span><text:span text:style-name="Source_20_Text"><text:span text:style-name="T8"><text:tab/>submitted: boolean;</text:span></text:span></text:p>
      <text:p text:style-name="P13"><text:span text:style-name="Source_20_Text"><text:span text:style-name="T8"><text:s/><text:tab/><text:tab/></text:span></text:span><text:span text:style-name="Source_20_Text"><text:span text:style-name="T9"> formControls =this.ContactService.form.controls;</text:span></text:span></text:p>
      <text:p text:style-name="P13"><text:span text:style-name="Source_20_Text"><text:span text:style-name="T9"><text:s text:c="2"/><text:tab/><text:tab/>showSuccessMessage: boolean;</text:span></text:span></text:p>
      <text:p text:style-name="P13"><text:span text:style-name="Source_20_Text"><text:span text:style-name="T9"><text:s text:c="2"/><text:tab/><text:tab/>selectedFiles: FileList;</text:span></text:span></text:p>
      <text:p text:style-name="P13"><text:span text:style-name="Source_20_Text"><text:span text:style-name="T9"><text:s text:c="2"/><text:tab/><text:tab/>file: File;</text:span></text:span></text:p>
      <text:p text:style-name="P13"><text:span text:style-name="Source_20_Text"><text:span text:style-name="T9"><text:s text:c="2"/><text:tab/><text:tab/>photo_url: string = '';</text:span></text:span></text:p>
      <text:p text:style-name="P24"><text:tab/>With the onSubmit() function we will insert a new contact to our database or if it's already exist, update it. Then show a message about the succes of the progress, and reset the values to basic.<text:tab/></text:p>
      <text:p text:style-name="P12"><text:span text:style-name="Source_20_Text"><text:span text:style-name="T9"><text:s text:c="2"/>onSubmit(){</text:span></text:span></text:p>
      <text:p text:style-name="P12"><text:span text:style-name="Source_20_Text"><text:span text:style-name="T9"><text:s text:c="5"/>this.submitted = true;//set the property to tru</text:span></text:span></text:p>
      <text:p text:style-name="P12"><text:span text:style-name="Source_20_Text"><text:span text:style-name="T9"><text:s text:c="5"/>//insert or update a contact</text:span></text:span></text:p>
      <text:p text:style-name="P11"><text:span text:style-name="Source_20_Text"><text:span text:style-name="T9"><text:s text:c="5"/>if(this.ContactService.form.valid){</text:span></text:span></text:p>
      <text:p text:style-name="P11"><text:span text:style-name="Source_20_Text"><text:span text:style-name="T9"><text:s text:c="8"/>if(this.ContactService.form.get("$key").value == null ){ </text:span></text:span></text:p>
      <text:p text:style-name="P11"><text:span text:style-name="Source_20_Text"><text:span text:style-name="T9"><text:s text:c="10"/>this.ContactService.insertContact(this.ContactService.form.value);</text:span></text:span></text:p>
      <text:p text:style-name="P11"><text:span text:style-name="Source_20_Text"><text:span text:style-name="T9"><text:s text:c="8"/>}else {</text:span></text:span></text:p>
      <text:p text:style-name="P15"><text:span text:style-name="Source_20_Text"><text:span text:style-name="T9">this.ContactService.updateContact(this.ContactService.form.value);</text:span></text:span></text:p>
      <text:p text:style-name="P15"><text:span text:style-name="Source_20_Text"><text:span text:style-name="T9"><text:s text:c="8"/>}//show message for 3sec <text:s/>and reset </text:span></text:span></text:p>
      <text:p text:style-name="P15"><text:span text:style-name="Source_20_Text"><text:span text:style-name="T9"><text:s text:c="7"/>this.showSuccessMessage =true;</text:span></text:span></text:p>
      <text:p text:style-name="P15"><text:span text:style-name="Source_20_Text"><text:span text:style-name="T9"><text:s text:c="7"/>setTimeout(()=&gt;this.showSuccessMessage=false,3000);</text:span></text:span></text:p>
      <text:p text:style-name="P15"><text:span text:style-name="Source_20_Text"><text:span text:style-name="T9"><text:s text:c="7"/>this.submitted = false;</text:span></text:span></text:p>
      <text:p text:style-name="P15"><text:span text:style-name="Source_20_Text"><text:span text:style-name="T9"><text:s text:c="7"/>this.ContactService.form.reset();</text:span></text:span></text:p>
      <text:p text:style-name="P15"><text:span text:style-name="Source_20_Text"><text:span text:style-name="T9"><text:s text:c="7"/>this.ContactService.toggleForm();</text:span></text:span></text:p>
      <text:p text:style-name="P16"/>
      <text:p text:style-name="P25">The onCancel() function call the toggleForm() and the reset() functions.</text:p>
      <text:p text:style-name="P9"><text:span text:style-name="T3"><text:tab/></text:span><text:span text:style-name="Source_20_Text"><text:span text:style-name="T9"> onCancel(){</text:span></text:span></text:p>
      <text:p text:style-name="P9"><text:span text:style-name="Source_20_Text"><text:span text:style-name="T9"><text:s text:c="4"/><text:tab/><text:tab/>this.ContactService.toggleForm();</text:span></text:span></text:p>
      <text:p text:style-name="P9"><text:span text:style-name="Source_20_Text"><text:span text:style-name="T9"><text:s text:c="3"/><text:tab/><text:tab/> this.ContactService.form.reset();</text:span></text:span></text:p>
      <text:p text:style-name="P9"><text:span text:style-name="Source_20_Text"><text:span text:style-name="T9"><text:s text:c="2"/><text:tab/><text:tab/>}</text:span></text:span></text:p>
      <text:p text:style-name="P25">We use this function to choose an image to upload</text:p>
      <text:p text:style-name="P9"><text:span text:style-name="T3"><text:tab/></text:span><text:span text:style-name="Source_20_Text"><text:span text:style-name="T9">chooseFiles(event) {</text:span></text:span></text:p>
      <text:p text:style-name="P9"><text:span text:style-name="Source_20_Text"><text:span text:style-name="T9"><text:s text:c="3"/><text:tab/><text:tab/>this.selectedFiles = event.target.files;</text:span></text:span></text:p>
      <text:p text:style-name="P9"><text:span text:style-name="Source_20_Text"><text:span text:style-name="T9"><text:s text:c="2"/><text:tab/><text:tab/> if (this.selectedFiles.item(0))</text:span></text:span></text:p>
      <text:p text:style-name="P9"><text:span text:style-name="Source_20_Text"><text:span text:style-name="T9"><text:s text:c="5"/><text:tab/><text:tab/>this.uploadpic();</text:span></text:span></text:p>
      <text:p text:style-name="P9"><text:span text:style-name="Source_20_Text"><text:span text:style-name="T9"><text:s text:c="3"/><text:tab/><text:tab/>}</text:span></text:span></text:p>
      <text:p text:style-name="P25">To upload the choosed image call the uploadpic() function</text:p>
      <text:p text:style-name="P9"><text:soft-page-break/><text:span text:style-name="T3"><text:tab/><text:tab/></text:span><text:span text:style-name="Source_20_Text"><text:span text:style-name="T9">uploadpic() {</text:span></text:span></text:p>
      <text:p text:style-name="P9"><text:span text:style-name="Source_20_Text"><text:span text:style-name="T9"><text:s text:c="2"/><text:tab/><text:tab/><text:tab/> let file = this.selectedFiles.item(0);</text:span></text:span></text:p>
      <text:p text:style-name="P9"><text:span text:style-name="Source_20_Text"><text:span text:style-name="T9"><text:s text:c="3"/><text:tab/><text:tab/><text:tab/>let uniqkey = 'pic' + Math.floor(Math.random() * <text:tab/><text:tab/><text:tab/>1000000);//give unique key for every element</text:span></text:span></text:p>
      <text:p text:style-name="P9"><text:span text:style-name="Source_20_Text"><text:span text:style-name="T9"><text:s text:c="3"/><text:tab/><text:tab/><text:tab/>const pathFile='/angfire2store/' + uniqkey; //save the path of the file</text:span></text:span></text:p>
      <text:p text:style-name="P9"><text:span text:style-name="Source_20_Text"><text:span text:style-name="T9"><text:s text:c="3"/><text:tab/><text:tab/>const uploadTask = this.storage.upload(pathFile, file).then(() =&gt; {</text:span></text:span></text:p>
      <text:p text:style-name="P9"><text:span text:style-name="Source_20_Text"><text:span text:style-name="T9"><text:s text:c="8"/><text:tab/><text:tab/>const ref = this.storage.ref(pathFile);</text:span></text:span></text:p>
      <text:p text:style-name="P9"><text:span text:style-name="Source_20_Text"><text:span text:style-name="T9"><text:s text:c="7"/><text:tab/><text:tab/> let downloadURL = ref.getDownloadURL().subscribe(url =&gt; {</text:span></text:span></text:p>
      <text:p text:style-name="P9"><text:span text:style-name="Source_20_Text"><text:span text:style-name="T9"><text:s text:c="7"/><text:tab/><text:tab/> this.photo_url = url; //get the images url from the storage </text:span></text:span></text:p>
      <text:p text:style-name="P9"><text:span text:style-name="Source_20_Text"><text:span text:style-name="T9"><text:s text:c="8"/><text:tab/><text:tab/>console.log('photo_url: ' + this.photo_url);</text:span></text:span></text:p>
      <text:p text:style-name="P9"><text:span text:style-name="Source_20_Text"><text:span text:style-name="T9"><text:s text:c="8"/><text:tab/><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Helvetica Neue Light', 'Helvetica Neue', Helvetica, Arial, 'Lucida Grande', sans-serif"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Courier New" style:font-family-asian="'Courier New'"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color="#0000ff" style:font-name="Calibri" fo:font-family="Calibri" style:font-family-generic="roman" style:font-pitch="variable" fo:font-size="11pt" fo:letter-spacing="normal" style:text-underline-style="solid" style:text-underline-width="auto" style:text-underline-color="font-color"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3335in" fo:text-indent="-0.25in" fo:margin-left="1.333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5835in" fo:text-indent="-0.25in" fo:margin-left="1.5835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8335in" fo:text-indent="-0.25in" fo:margin-left="1.833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0835in" fo:text-indent="-0.25in" fo:margin-left="2.083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2.3335in" fo:text-indent="-0.25in" fo:margin-left="2.333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5835in" fo:text-indent="-0.25in" fo:margin-left="2.583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8335in" fo:text-indent="-0.25in" fo:margin-left="2.833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3.0835in" fo:text-indent="-0.25in" fo:margin-left="3.083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9:29:11</meta:creation-date>
    <dc:language>en-US</dc:language>
    <dc:date>2018-10-26T10:12:10.113523597</dc:date>
    <meta:editing-cycles>5</meta:editing-cycles>
    <meta:editing-duration>PT21M57S</meta:editing-duration>
    <meta:generator>LibreOffice/6.0.3.2$Linux_X86_64 LibreOffice_project/00m0$Build-2</meta:generator>
    <meta:document-statistic meta:table-count="0" meta:image-count="0" meta:object-count="0" meta:page-count="7" meta:paragraph-count="201" meta:word-count="1505" meta:character-count="11695" meta:non-whitespace-character-count="9707"/>
  </office:meta>
</office:document-meta>
</file>